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c8131b" officeooo:paragraph-rsid="1dc8131b"/>
    </style:style>
    <style:style style:name="P2" style:family="paragraph" style:parent-style-name="Text_20_body">
      <style:text-properties officeooo:rsid="1dc948de" officeooo:paragraph-rsid="1dc948de"/>
    </style:style>
    <style:style style:name="P3" style:family="paragraph" style:parent-style-name="Text_20_body">
      <style:text-properties officeooo:rsid="1dcb284d" officeooo:paragraph-rsid="1dcb284d"/>
    </style:style>
    <style:style style:name="P4" style:family="paragraph" style:parent-style-name="Text_20_body">
      <style:text-properties officeooo:rsid="1dcc8485" officeooo:paragraph-rsid="1dcc8485"/>
    </style:style>
    <style:style style:name="P5" style:family="paragraph" style:parent-style-name="Text_20_body">
      <style:text-properties officeooo:rsid="1dcd4d69" officeooo:paragraph-rsid="1dcd4d69"/>
    </style:style>
    <style:style style:name="P6" style:family="paragraph" style:parent-style-name="Text_20_body">
      <style:text-properties officeooo:rsid="1dce56d6" officeooo:paragraph-rsid="1dce56d6"/>
    </style:style>
    <style:style style:name="P7" style:family="paragraph" style:parent-style-name="Text_20_body">
      <style:text-properties officeooo:rsid="1dd1c12c" officeooo:paragraph-rsid="1dd1c12c"/>
    </style:style>
    <style:style style:name="P8" style:family="paragraph" style:parent-style-name="Text_20_body">
      <style:text-properties officeooo:rsid="1dd38453" officeooo:paragraph-rsid="1dd38453"/>
    </style:style>
    <style:style style:name="P9" style:family="paragraph" style:parent-style-name="Text_20_body">
      <style:text-properties officeooo:rsid="1dd478a5" officeooo:paragraph-rsid="1dd478a5"/>
    </style:style>
    <style:style style:name="P10" style:family="paragraph" style:parent-style-name="Text_20_body">
      <style:text-properties officeooo:rsid="1dd5c10d" officeooo:paragraph-rsid="1dd5c10d"/>
    </style:style>
    <style:style style:name="P11" style:family="paragraph" style:parent-style-name="Text_20_body">
      <style:text-properties officeooo:rsid="1dd8184c" officeooo:paragraph-rsid="1dd8184c"/>
    </style:style>
    <style:style style:name="P12" style:family="paragraph" style:parent-style-name="Text_20_body">
      <style:text-properties officeooo:rsid="1dd8a9d1" officeooo:paragraph-rsid="1dd8a9d1"/>
    </style:style>
    <style:style style:name="P13" style:family="paragraph" style:parent-style-name="Heading_20_1" style:master-page-name="Standard">
      <style:paragraph-properties style:page-number="auto"/>
      <style:text-properties officeooo:rsid="1dc8131b" officeooo:paragraph-rsid="1dc8131b"/>
    </style:style>
    <style:style style:name="P14" style:family="paragraph" style:parent-style-name="Heading_20_2">
      <style:text-properties officeooo:rsid="1dd8184c" officeooo:paragraph-rsid="1dd8184c"/>
    </style:style>
    <style:style style:name="P15" style:family="paragraph" style:parent-style-name="Text_20_body" style:list-style-name="L1">
      <style:text-properties officeooo:rsid="1dc8131b" officeooo:paragraph-rsid="1dc8131b"/>
    </style:style>
    <style:style style:name="P16" style:family="paragraph" style:parent-style-name="Text_20_body" style:list-style-name="L2">
      <style:text-properties officeooo:rsid="1dcd4d69" officeooo:paragraph-rsid="1dcd4d69"/>
    </style:style>
    <style:style style:name="P17" style:family="paragraph" style:parent-style-name="Text_20_body" style:list-style-name="L3">
      <style:text-properties officeooo:rsid="1dce56d6" officeooo:paragraph-rsid="1dce56d6"/>
    </style:style>
    <style:style style:name="P18" style:family="paragraph" style:parent-style-name="Text_20_body" style:list-style-name="L4">
      <style:text-properties officeooo:rsid="1dd478a5" officeooo:paragraph-rsid="1dd478a5"/>
    </style:style>
    <style:style style:name="P19" style:family="paragraph" style:parent-style-name="Text_20_body" style:list-style-name="L5">
      <style:text-properties officeooo:rsid="1dd5c10d" officeooo:paragraph-rsid="1dd5c10d"/>
    </style:style>
    <style:style style:name="P20" style:family="paragraph" style:parent-style-name="Text_20_body" style:list-style-name="L6">
      <style:text-properties officeooo:rsid="1dd5f4ff" officeooo:paragraph-rsid="1dd5f4ff"/>
    </style:style>
    <style:style style:name="P21" style:family="paragraph" style:parent-style-name="Text_20_body">
      <style:text-properties officeooo:rsid="1ddac2b5" officeooo:paragraph-rsid="1ddac2b5"/>
    </style:style>
    <style:style style:name="P22" style:family="paragraph" style:parent-style-name="Text_20_body">
      <style:text-properties officeooo:rsid="1ddb9107" officeooo:paragraph-rsid="1ddb9107"/>
    </style:style>
    <style:style style:name="P23" style:family="paragraph" style:parent-style-name="Text_20_body" style:list-style-name="L7">
      <style:text-properties officeooo:rsid="1ddb9107" officeooo:paragraph-rsid="1ddb9107"/>
    </style:style>
    <style:style style:name="P24" style:family="paragraph" style:parent-style-name="Text_20_body" style:list-style-name="L7">
      <style:text-properties officeooo:rsid="1ddb9107" officeooo:paragraph-rsid="1ddf1a2f"/>
    </style:style>
    <style:style style:name="P25" style:family="paragraph" style:parent-style-name="Text_20_body" style:list-style-name="L7">
      <style:text-properties officeooo:rsid="1ddcd122" officeooo:paragraph-rsid="1ddcd122"/>
    </style:style>
    <style:style style:name="P26" style:family="paragraph" style:parent-style-name="Text_20_body" style:list-style-name="L7">
      <style:text-properties officeooo:rsid="1ddcd96b" officeooo:paragraph-rsid="1ddcd96b"/>
    </style:style>
    <style:style style:name="P27" style:family="paragraph" style:parent-style-name="Text_20_body">
      <style:text-properties officeooo:rsid="1dde8ff0" officeooo:paragraph-rsid="1dde8ff0"/>
    </style:style>
    <style:style style:name="P28" style:family="paragraph" style:parent-style-name="Text_20_body">
      <style:text-properties officeooo:rsid="1ddf1a2f" officeooo:paragraph-rsid="1ddf1a2f"/>
    </style:style>
    <style:style style:name="P29" style:family="paragraph" style:parent-style-name="Text_20_body" style:list-style-name="L7">
      <style:text-properties officeooo:rsid="1ddf1a2f" officeooo:paragraph-rsid="1ddf1a2f"/>
    </style:style>
    <style:style style:name="T1" style:family="text">
      <style:text-properties officeooo:rsid="1dcad1f5"/>
    </style:style>
    <style:style style:name="T2" style:family="text">
      <style:text-properties officeooo:rsid="1dcb284d"/>
    </style:style>
    <style:style style:name="T3" style:family="text">
      <style:text-properties officeooo:rsid="1dd0569f"/>
    </style:style>
    <style:style style:name="T4" style:family="text">
      <style:text-properties officeooo:rsid="1dd23690"/>
    </style:style>
    <style:style style:name="T5" style:family="text">
      <style:text-properties officeooo:rsid="1dd5f4ff"/>
    </style:style>
    <style:style style:name="T6" style:family="text">
      <style:text-properties officeooo:rsid="1dd6e5c4"/>
    </style:style>
    <style:style style:name="T7" style:family="text">
      <style:text-properties officeooo:rsid="1ddcd122"/>
    </style:style>
    <style:style style:name="T8" style:family="text">
      <style:text-properties fo:language="cs" fo:country="CZ"/>
    </style:style>
    <style:style style:name="T9" style:family="text">
      <style:text-properties officeooo:rsid="1ddf1a2f"/>
    </style:style>
    <style:style style:name="T10" style:family="text">
      <style:text-properties officeooo:rsid="1de08f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agie</text:h>
      <text:h text:style-name="Heading_20_2" text:outline-level="2">Magic is knowledge</text:h>
      <text:p text:style-name="P1">Magie je, technicky vzato, věda.</text:p>
      <text:list xml:id="list2811500198" text:style-name="L1">
        <text:list-item>
          <text:p text:style-name="P15">Může ji tedy provozovat kterýkoliv inteligentní tvor. Není na to třeba extra talent (i když samozřejmě lidé mají vlohy na různé věci), pokrevní linie a podobně.</text:p>
        </text:list-item>
        <text:list-item>
          <text:p text:style-name="P15">Řídí se (metafyzickými) zákony.</text:p>
        </text:list-item>
        <text:list-item>
          <text:p text:style-name="P15">Je možné experimentovat a přicházet na nová kouzla a podobně, nebo bádat v tom, co už někdo vyexperimentoval.</text:p>
        </text:list-item>
      </text:list>
      <text:p text:style-name="P1">Nehmotné bytosti (bohové, démoni) jsou především studnice vědomostí. <text:span text:style-name="T2">Mají ale taky ohromnou mentální kapacitu (zvláště bohové), takže mohou amplifikovat mágovy psychické schopnosti (různé kletby, uhranutí a podobně).</text:span></text:p>
      <text:p text:style-name="P3">A mohou také někoho posednout (pak přemýšlí místo něj, používají své znalosti místo jeho znalostí – různá kouzla a tak). Samy o sobě mu nedávají fyzickou sílu, ale mohou mu <text:s/>ji zajistit skrz své znalosti magických postupů.</text:p>
      <text:h text:style-name="Heading_20_2" text:outline-level="2">Material components</text:h>
      <text:p text:style-name="P2">Materiální komponenty jsou důležité. <text:span text:style-name="T1">P</text:span>ředměty <text:span text:style-name="T1">(nejen substance, ale opravdu i předměty. Když ze slámy vyrobím panenku a říkám u toho vhodná slova, má pak jiné magické vlastnosti než výchozí sláma)</text:span> mají magické vlastnosti <text:span text:style-name="T1">a spousta kouzel pracuje s tím, jak je v hodně zkombinovat.</text:span></text:p>
      <text:p text:style-name="P4"><text:soft-page-break/>Roli může hrát vzájemné postavení předmětů. Některé rituály se nedají provést v jednom člověku, protože je potřeba odříkávat různé texty najednou a nezávisle hýbat s mnoha komponentami.</text:p>
      <text:p text:style-name="P6">Magie je obecně o tom, jak pokládat slabé „emitory“ tak, aby se jejich účinek vzájemně posiloval žádoucím směrem.</text:p>
      <text:p text:style-name="P7">Tohle by asi znamenalo, že člověk sám o sobě moc magie nesvede. Možná nějakou psychickou, ale i to bude asi vyžadovat externí posilující materiální komponenty (nadopovat se houbičkama, třeba – to je dobrej příklad magického efektu <text:span text:style-name="T4">způsobeného materiální komponentou</text:span>).</text:p>
      <text:h text:style-name="Heading_20_2" text:outline-level="2">Cit pro práci s komponentami</text:h>
      <text:p text:style-name="P5">Tak možná přece jen bude existovat magická talent – cit pro magické komponenty. Magie se tedy dá provozovat dvěma metodami:</text:p>
      <text:list xml:id="list3780790959" text:style-name="L2">
        <text:list-item>
          <text:p text:style-name="P16">vědeckou (měřím účinky a podle toho upravuju experiment)</text:p>
        </text:list-item>
        <text:list-item>
          <text:p text:style-name="P16">intuitivní (vycítím, že to, co jsem s komponentami udělal, má nějaký magický efekt. Nemusím přesně vědět jaký, ale vím, že to něco dělá, a že se účinky vzájemně posilují).</text:p>
        </text:list-item>
      </text:list>
      <text:h text:style-name="Heading_20_2" text:outline-level="2">Dynamická kouzla vyžadují dynamické změny komponent</text:h>
      <text:p text:style-name="P6">Když chci, aby něco hřálo, stačí jednou pokládat komponenty tak, aby hřály. Když ale chci, aby něco jednorázově vzplanulo plamenem, musím nějak razantně změnit i komponenty – třeba je taky zapálit.<text:line-break/><text:tab/>Z toho plyne, že</text:p>
      <text:list xml:id="list3262116558" text:style-name="L3">
        <text:list-item>
          <text:p text:style-name="P17"><text:soft-page-break/>Permanentní kouzla mají trvalé komponenty (talismany a podobně)</text:p>
        </text:list-item>
        <text:list-item>
          <text:p text:style-name="P17">Jednorázová kouzla mají jednorázové komponenty (nemusí se vždy spálit, ale může to být třeba složitý obrazec, který sesláním kouzla <text:span text:style-name="T3">řízeným způsobem</text:span> rozbiju a pak ho musím složit znovu)</text:p>
        </text:list-item>
      </text:list>
      <text:h text:style-name="P14" text:outline-level="2">Cílení kouzel</text:h>
      <text:h text:style-name="Heading_20_4" text:outline-level="4">Fyzické spojení</text:h>
      <text:p text:style-name="P8">Základní způsob, jak něco magicky ovlivňovat na dálku, je přes část „těla“ cíle.</text:p>
      <text:list xml:id="list1542364714" text:style-name="L4">
        <text:list-item>
          <text:p text:style-name="P18">Voodoo doll jen tak vyrobená ze slámy fungovat nebude, když ale bude mít vlasy vytrhané cíli, fungovat začne.</text:p>
        </text:list-item>
      </text:list>
      <text:p text:style-name="P9">Jak se před tím bránit?</text:p>
      <text:list xml:id="list2101540583" text:style-name="L5">
        <text:list-item>
          <text:p text:style-name="P19">Určitě budou fungovat ochranné amulety proti konkrétním kouzlům.</text:p>
        </text:list-item>
      </text:list>
      <text:h text:style-name="Heading_20_4" text:outline-level="4">Pohled do očí</text:h>
      <text:p text:style-name="P10">Psychická magie by asi přes fyzické spojení neměla fungovat – měla by vždy vyžadovat pohled do očí cíle, <text:span text:style-name="T5">nebo aspoň příjem nějakého halucinogenu.</text:span></text:p>
      <text:list xml:id="list3733390606" text:style-name="L6">
        <text:list-item>
          <text:p text:style-name="P20">Tzn. je možný udělat magickou drogu v podobě kouře, kterého se někdo nadýchá a uvidí pak věci jinak, než jsou ve skutečnosti. <text:span text:style-name="T6">Není možný mu iluzi způsobit přes jeho vlas.</text:span></text:p>
        </text:list-item>
      </text:list>
      <text:h text:style-name="Heading_20_2" text:outline-level="2"><text:soft-page-break/>Magické substance</text:h>
      <text:h text:style-name="Heading_20_3" text:outline-level="3">Halucinogeny</text:h>
      <text:p text:style-name="P12">Iluze, posílení psychických schopností, komunikace s nehmotnými bytostmi a podobně.</text:p>
      <text:h text:style-name="Heading_20_3" text:outline-level="3">Dryjáky</text:h>
      <text:p text:style-name="P11">Obvykle dočasné posílení těla nebo smyslů.</text:p>
      <text:h text:style-name="Heading_20_3" text:outline-level="3">Tetování</text:h>
      <text:p text:style-name="P11">Tetování, piercing a podobně může poskytovat trvalé magické efekty – ať už pozitivní (různé posílení, zrychlení, noční vidění a podobně), tak negativní (cejch, který z otroka udělá poslušnou ovečku).</text:p>
      <text:h text:style-name="Heading_20_2" text:outline-level="2">Spojení se zvířetem</text:h>
      <text:p text:style-name="P21">Zvíře má stejné tetování jako ten, kdo ho ovládá.</text:p>
      <text:h text:style-name="Heading_20_1" text:outline-level="1">Tajemství</text:h>
      <text:p text:style-name="P22">Magie by měla skrývat tajemství, která čtenář postupně odhalí. Ta tajemství ale opravdu musí existovat. Takže jaká by to mohla být?</text:p>
      <text:h text:style-name="Heading_20_2" text:outline-level="2">Prima materia</text:h>
      <text:p text:style-name="P22">Prima materia je v různé míře „rozmělněná“ ve veškeré hmotě, proto jsou některé substance potentnější než jiné. Někdo by ale mohl objevit opravdu silnou substanci - nejspí ne úplně čirou, ale pořád hodně koncentrovanou.</text:p>
      <text:list xml:id="list2870200063" text:style-name="L7">
        <text:list-item>
          <text:p text:style-name="P24">mohly by to být třeba <text:span text:style-name="T9">primordiální</text:span> živly (oheň, voda, země, vzduch...)</text:p>
        </text:list-item>
        <text:list-item>
          <text:p text:style-name="P23"><text:span text:style-name="T7">možná by se mohly dohromady posilovat (protože kombinace různých substancí je silnější než jejich prostý součet)</text:span></text:p>
          <text:list>
            <text:list-item>
              <text:p text:style-name="P25">po dvou a po třech to je celkem dost kombinací</text:p>
            </text:list-item>
            <text:list-item>
              <text:p text:style-name="P25">kombinace všech čtyř živlů by mohla vést k alkahestu nebo něčemu podobně drsnému...</text:p>
              <text:p text:style-name="P29">Možná by taky mohly být potřeba na kouzlo na spoutání draků (asi hlavně oheň a životní síla? I když draci mohou být různí, na vodní to klidně může být voda, na létající vzduch).</text:p>
            </text:list-item>
          </text:list>
        </text:list-item>
        <text:list-item>
          <text:p text:style-name="P25">Pátý živel? <text:span text:style-name="T8">Životní síla?</text:span></text:p>
          <text:list>
            <text:list-item>
              <text:p text:style-name="P25"><text:span text:style-name="T8">Na získání čiré formy bude potřeba obětovat tisíce lidí.</text:span></text:p>
            </text:list-item>
            <text:list-item>
              <text:p text:style-name="P26"><text:span text:style-name="T8">Kombinace všech pěti živlů by mohla vést ke kameni mudrců (a tedy k nesmrtelnosti).</text:span></text:p>
            </text:list-item>
          </text:list>
        </text:list-item>
      </text:list>
      <text:p text:style-name="P27"><text:soft-page-break/><text:span text:style-name="T8">S tímhle sice dost úlítávám z rámce příčetné „slabé“ magie, ale to by právě mohlo splnit to, že se jedná o fakt zásadní tajemství.</text:span></text:p>
      <text:h text:style-name="Heading_20_2" text:outline-level="2"><text:span text:style-name="T10">Secrets</text:span> of the past</text:h>
      <text:p text:style-name="P27">Existence nehmotných bytostí celkem logicky nabízí, že znají věci, které mezi tím byly zapomenuty. Kdo tyhle znalosti bude chtít získat, bude nejdřív potřebovat návod na vyvolání těchto prastarých duchů a démonů, pak na to sehnat suroviny a nakonec to z ducha nebo démona vymámit – ten za to nepochybně bude něco chtít.</text:p>
      <text:p text:style-name="P28">Takhle by někdo mohl mimo jiné sbírat i znalosti o primordiálních živle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04T02:16:08.120000000</dc:date>
    <meta:print-date>2113-01-01T00:00:00</meta:print-date>
    <meta:editing-cycles>12487</meta:editing-cycles>
    <meta:editing-duration>P37DT11H23M40S</meta:editing-duration>
    <meta:generator>LibreOffice/6.0.5.2$Windows_X86_64 LibreOffice_project/54c8cbb85f300ac59db32fe8a675ff7683cd5a16</meta:generator>
    <meta:document-statistic meta:table-count="0" meta:image-count="0" meta:object-count="0" meta:page-count="6" meta:paragraph-count="56" meta:word-count="828" meta:character-count="5202" meta:non-whitespace-character-count="4439"/>
  </office:meta>
</office:document-meta>
</file>